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6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C++ Original Version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C++ Line Multiplicatio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riginal Parallel (1 thread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riginal Parallel (2 threads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riginal Parallel (3 threads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riginal Parallel (4 threads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Line Mult. Parallel (1 threads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Line Mult. Parallel (2 threads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Line Mult. Parallel (3 threads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Line Mult. Parallel (4 threads)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L1 DCM</text:p>
          </table:table-cell>
          <table:table-cell table:style-name="ce2" office:value-type="string" calcext:value-type="string">
            <text:p>L2 DCM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L1 DCM</text:p>
          </table:table-cell>
          <table:table-cell table:style-name="ce2" office:value-type="string" calcext:value-type="string">
            <text:p>L2 DCM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L1 DCM</text:p>
          </table:table-cell>
          <table:table-cell table:style-name="ce2" office:value-type="string" calcext:value-type="string">
            <text:p>L2 DCM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L1 DCM</text:p>
          </table:table-cell>
          <table:table-cell table:style-name="ce2" office:value-type="string" calcext:value-type="string">
            <text:p>L2 DCM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L1 DCM</text:p>
          </table:table-cell>
          <table:table-cell table:style-name="ce2" office:value-type="string" calcext:value-type="string">
            <text:p>L2 DCM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L1 DCM</text:p>
          </table:table-cell>
          <table:table-cell table:style-name="ce2" office:value-type="string" calcext:value-type="string">
            <text:p>L2 DCM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L1 DCM</text:p>
          </table:table-cell>
          <table:table-cell table:style-name="ce2" office:value-type="string" calcext:value-type="string">
            <text:p>L2 DCM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L1 DCM</text:p>
          </table:table-cell>
          <table:table-cell table:style-name="ce2" office:value-type="string" calcext:value-type="string">
            <text:p>L2 DCM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L1 DCM</text:p>
          </table:table-cell>
          <table:table-cell table:style-name="ce2" office:value-type="string" calcext:value-type="string">
            <text:p>L2 DCM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L1 DCM</text:p>
          </table:table-cell>
          <table:table-cell table:style-name="ce2" office:value-type="string" calcext:value-type="string">
            <text:p>L2 DCM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AVERAGE(0.185; 0.19; 0.185)" office:value-type="float" office:value="0.186666666666667" calcext:value-type="float">
            <text:p>0,1866666667</text:p>
          </table:table-cell>
          <table:table-cell table:formula="of:=AVERAGE(244555021; 244453529; 244405947)" office:value-type="float" office:value="244471499" calcext:value-type="float">
            <text:p>244471499</text:p>
          </table:table-cell>
          <table:table-cell table:formula="of:=AVERAGE(27343804; 27430926; 27415442)" office:value-type="float" office:value="27396724" calcext:value-type="float">
            <text:p>27396724</text:p>
          </table:table-cell>
          <table:table-cell table:formula="of:=AVERAGE(0.072; 0.075; 0.077)" office:value-type="float" office:value="0.0746666666666667" calcext:value-type="float">
            <text:p>0,0746666667</text:p>
          </table:table-cell>
          <table:table-cell table:formula="of:=AVERAGE(27265094; 27206543; 27223725)" office:value-type="float" office:value="27231787.3333333" calcext:value-type="float">
            <text:p>27231787,3333333</text:p>
          </table:table-cell>
          <table:table-cell table:formula="of:=AVERAGE(698453; 1611854; 1610747)" office:value-type="float" office:value="1307018" calcext:value-type="float">
            <text:p>1307018</text:p>
          </table:table-cell>
          <table:table-cell office:value-type="float" office:value="0.18621" calcext:value-type="float">
            <text:p>0,18621</text:p>
          </table:table-cell>
          <table:table-cell office:value-type="float" office:value="258099643.666667" calcext:value-type="float">
            <text:p>258099643,666667</text:p>
          </table:table-cell>
          <table:table-cell office:value-type="float" office:value="34657130" calcext:value-type="float">
            <text:p>34657130</text:p>
          </table:table-cell>
          <table:table-cell office:value-type="float" office:value="0.0940583333333333" calcext:value-type="float">
            <text:p>0,0940583333</text:p>
          </table:table-cell>
          <table:table-cell office:value-type="float" office:value="127909773.666667" calcext:value-type="float">
            <text:p>127909773,666667</text:p>
          </table:table-cell>
          <table:table-cell office:value-type="float" office:value="17468049.3333333" calcext:value-type="float">
            <text:p>17468049,3333333</text:p>
          </table:table-cell>
          <table:table-cell office:value-type="float" office:value="0.0887569" calcext:value-type="float">
            <text:p>0,0887569</text:p>
          </table:table-cell>
          <table:table-cell office:value-type="float" office:value="80806401" calcext:value-type="float">
            <text:p>80806401</text:p>
          </table:table-cell>
          <table:table-cell office:value-type="float" office:value="9904462.33333334" calcext:value-type="float">
            <text:p>9904462,33333334</text:p>
          </table:table-cell>
          <table:table-cell office:value-type="float" office:value="0.0646830666666667" calcext:value-type="float">
            <text:p>0,0646830667</text:p>
          </table:table-cell>
          <table:table-cell office:value-type="float" office:value="62363648.3333333" calcext:value-type="float">
            <text:p>62363648,3333333</text:p>
          </table:table-cell>
          <table:table-cell office:value-type="float" office:value="7448439" calcext:value-type="float">
            <text:p>7448439</text:p>
          </table:table-cell>
          <table:table-cell office:value-type="float" office:value="0.0715394" calcext:value-type="float">
            <text:p>0,0715394</text:p>
          </table:table-cell>
          <table:table-cell office:value-type="float" office:value="27227833.6666667" calcext:value-type="float">
            <text:p>27227833,6666667</text:p>
          </table:table-cell>
          <table:table-cell office:value-type="float" office:value="929380.666666667" calcext:value-type="float">
            <text:p>929380,666666667</text:p>
          </table:table-cell>
          <table:table-cell office:value-type="float" office:value="0.0338043666666667" calcext:value-type="float">
            <text:p>0,0338043667</text:p>
          </table:table-cell>
          <table:table-cell office:value-type="float" office:value="13661172.3333333" calcext:value-type="float">
            <text:p>13661172,3333333</text:p>
          </table:table-cell>
          <table:table-cell office:value-type="float" office:value="426251.666666667" calcext:value-type="float">
            <text:p>426251,666666667</text:p>
          </table:table-cell>
          <table:table-cell office:value-type="float" office:value="0.0235995666666667" calcext:value-type="float">
            <text:p>0,0235995667</text:p>
          </table:table-cell>
          <table:table-cell office:value-type="float" office:value="9140246.33333333" calcext:value-type="float">
            <text:p>9140246,33333333</text:p>
          </table:table-cell>
          <table:table-cell office:value-type="float" office:value="317243.666666667" calcext:value-type="float">
            <text:p>317243,666666667</text:p>
          </table:table-cell>
          <table:table-cell office:value-type="float" office:value="0.0315860666666667" calcext:value-type="float">
            <text:p>0,0315860667</text:p>
          </table:table-cell>
          <table:table-cell office:value-type="float" office:value="6880825" calcext:value-type="float">
            <text:p>6880825</text:p>
          </table:table-cell>
          <table:table-cell office:value-type="float" office:value="231667.666666667" calcext:value-type="float">
            <text:p>231667,6666666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1.085; 1.032; 1.024)" office:value-type="float" office:value="1.047" calcext:value-type="float">
            <text:p>1,047</text:p>
          </table:table-cell>
          <table:table-cell table:formula="of:=AVERAGE(1128877563; 1128563761; 1128507748)" office:value-type="float" office:value="1128649690.66667" calcext:value-type="float">
            <text:p>1128649690,66667</text:p>
          </table:table-cell>
          <table:table-cell table:formula="of:=AVERAGE(126737486; 125558474; 125472157)" office:value-type="float" office:value="125922705.666667" calcext:value-type="float">
            <text:p>125922705,666667</text:p>
          </table:table-cell>
          <table:table-cell table:formula="of:=AVERAGE(0.332; 0.331; 0.332)" office:value-type="float" office:value="0.331666666666667" calcext:value-type="float">
            <text:p>0,3316666667</text:p>
          </table:table-cell>
          <table:table-cell table:formula="of:=AVERAGE(125741864; 125743494; 25751265)" office:value-type="float" office:value="92412207.6666667" calcext:value-type="float">
            <text:p>92412207,6666667</text:p>
          </table:table-cell>
          <table:table-cell table:formula="of:=AVERAGE(3787993; 3289430; 3860467)" office:value-type="float" office:value="3645963.33333333" calcext:value-type="float">
            <text:p>3645963,33333333</text:p>
          </table:table-cell>
          <table:table-cell office:value-type="float" office:value="1.20047666666667" calcext:value-type="float">
            <text:p>1,2004766667</text:p>
          </table:table-cell>
          <table:table-cell office:value-type="float" office:value="1130919505.33333" calcext:value-type="float">
            <text:p>1130919505,33333</text:p>
          </table:table-cell>
          <table:table-cell office:value-type="float" office:value="127942579" calcext:value-type="float">
            <text:p>127942579</text:p>
          </table:table-cell>
          <table:table-cell office:value-type="float" office:value="0.535793" calcext:value-type="float">
            <text:p>0,535793</text:p>
          </table:table-cell>
          <table:table-cell office:value-type="float" office:value="565888620.666667" calcext:value-type="float">
            <text:p>565888620,666667</text:p>
          </table:table-cell>
          <table:table-cell office:value-type="float" office:value="62890346.3333333" calcext:value-type="float">
            <text:p>62890346,3333333</text:p>
          </table:table-cell>
          <table:table-cell office:value-type="float" office:value="0.411369" calcext:value-type="float">
            <text:p>0,411369</text:p>
          </table:table-cell>
          <table:table-cell office:value-type="float" office:value="377850602.333333" calcext:value-type="float">
            <text:p>377850602,333333</text:p>
          </table:table-cell>
          <table:table-cell office:value-type="float" office:value="42086529" calcext:value-type="float">
            <text:p>42086529</text:p>
          </table:table-cell>
          <table:table-cell office:value-type="float" office:value="0.283526" calcext:value-type="float">
            <text:p>0,283526</text:p>
          </table:table-cell>
          <table:table-cell office:value-type="float" office:value="283067900" calcext:value-type="float">
            <text:p>283067900</text:p>
          </table:table-cell>
          <table:table-cell office:value-type="float" office:value="31535027" calcext:value-type="float">
            <text:p>31535027</text:p>
          </table:table-cell>
          <table:table-cell office:value-type="float" office:value="0.565521666666667" calcext:value-type="float">
            <text:p>0,5655216667</text:p>
          </table:table-cell>
          <table:table-cell office:value-type="float" office:value="125906441.666667" calcext:value-type="float">
            <text:p>125906441,666667</text:p>
          </table:table-cell>
          <table:table-cell office:value-type="float" office:value="25628836.3333333" calcext:value-type="float">
            <text:p>25628836,3333333</text:p>
          </table:table-cell>
          <table:table-cell office:value-type="float" office:value="0.181244666666667" calcext:value-type="float">
            <text:p>0,1812446667</text:p>
          </table:table-cell>
          <table:table-cell office:value-type="float" office:value="63067152.3333333" calcext:value-type="float">
            <text:p>63067152,3333333</text:p>
          </table:table-cell>
          <table:table-cell office:value-type="float" office:value="7688555.33333333" calcext:value-type="float">
            <text:p>7688555,33333333</text:p>
          </table:table-cell>
          <table:table-cell office:value-type="float" office:value="0.131706333333333" calcext:value-type="float">
            <text:p>0,1317063333</text:p>
          </table:table-cell>
          <table:table-cell office:value-type="float" office:value="42263305.6666667" calcext:value-type="float">
            <text:p>42263305,6666667</text:p>
          </table:table-cell>
          <table:table-cell office:value-type="float" office:value="8296185.33333333" calcext:value-type="float">
            <text:p>8296185,33333333</text:p>
          </table:table-cell>
          <table:table-cell office:value-type="float" office:value="0.109626333333333" calcext:value-type="float">
            <text:p>0,1096263333</text:p>
          </table:table-cell>
          <table:table-cell office:value-type="float" office:value="31700883.3333333" calcext:value-type="float">
            <text:p>31700883,3333333</text:p>
          </table:table-cell>
          <table:table-cell office:value-type="float" office:value="5632222.66666667" calcext:value-type="float">
            <text:p>5632222,6666666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AVERAGE(4.531; 4.468; 4.582)" office:value-type="float" office:value="4.527" calcext:value-type="float">
            <text:p>4,527</text:p>
          </table:table-cell>
          <table:table-cell table:formula="of:=AVERAGE(3093807707; 3093841957; 3093759691)" office:value-type="float" office:value="3093803118.33333" calcext:value-type="float">
            <text:p>3093803118,33333</text:p>
          </table:table-cell>
          <table:table-cell table:formula="of:=AVERAGE(344635963; 344713208; 345463062)" office:value-type="float" office:value="344937411" calcext:value-type="float">
            <text:p>344937411</text:p>
          </table:table-cell>
          <table:table-cell table:formula="of:=AVERAGE(1.309; 1.319; 1.247)" office:value-type="float" office:value="1.29166666666667" calcext:value-type="float">
            <text:p>1,2916666667</text:p>
          </table:table-cell>
          <table:table-cell table:formula="of:=AVERAGE(348060740; 345395601; 345463711)" office:value-type="float" office:value="346306684" calcext:value-type="float">
            <text:p>346306684</text:p>
          </table:table-cell>
          <table:table-cell table:formula="of:=AVERAGE(137449980; 137524240; 139083044)" office:value-type="float" office:value="138019088" calcext:value-type="float">
            <text:p>138019088</text:p>
          </table:table-cell>
          <table:table-cell office:value-type="float" office:value="4.48105333333333" calcext:value-type="float">
            <text:p>4,4810533333</text:p>
          </table:table-cell>
          <table:table-cell office:value-type="float" office:value="3098727202.66667" calcext:value-type="float">
            <text:p>3098727202,66667</text:p>
          </table:table-cell>
          <table:table-cell office:value-type="float" office:value="344647761" calcext:value-type="float">
            <text:p>344647761</text:p>
          </table:table-cell>
          <table:table-cell office:value-type="float" office:value="2.03919666666667" calcext:value-type="float">
            <text:p>2,0391966667</text:p>
          </table:table-cell>
          <table:table-cell office:value-type="float" office:value="1550331071" calcext:value-type="float">
            <text:p>1550331071</text:p>
          </table:table-cell>
          <table:table-cell office:value-type="float" office:value="172457180.333333" calcext:value-type="float">
            <text:p>172457180,333333</text:p>
          </table:table-cell>
          <table:table-cell office:value-type="float" office:value="1.29986333333333" calcext:value-type="float">
            <text:p>1,2998633333</text:p>
          </table:table-cell>
          <table:table-cell office:value-type="float" office:value="1034500156.33333" calcext:value-type="float">
            <text:p>1034500156,33333</text:p>
          </table:table-cell>
          <table:table-cell office:value-type="float" office:value="115120728.333333" calcext:value-type="float">
            <text:p>115120728,333333</text:p>
          </table:table-cell>
          <table:table-cell office:value-type="float" office:value="0.973657666666667" calcext:value-type="float">
            <text:p>0,9736576667</text:p>
          </table:table-cell>
          <table:table-cell office:value-type="float" office:value="775423996.333333" calcext:value-type="float">
            <text:p>775423996,333333</text:p>
          </table:table-cell>
          <table:table-cell office:value-type="float" office:value="86391012.3333333" calcext:value-type="float">
            <text:p>86391012,3333333</text:p>
          </table:table-cell>
          <table:table-cell office:value-type="float" office:value="1.67918333333333" calcext:value-type="float">
            <text:p>1,6791833333</text:p>
          </table:table-cell>
          <table:table-cell office:value-type="float" office:value="345770639" calcext:value-type="float">
            <text:p>345770639</text:p>
          </table:table-cell>
          <table:table-cell office:value-type="float" office:value="205243958.666667" calcext:value-type="float">
            <text:p>205243958,666667</text:p>
          </table:table-cell>
          <table:table-cell office:value-type="float" office:value="0.664832666666667" calcext:value-type="float">
            <text:p>0,6648326667</text:p>
          </table:table-cell>
          <table:table-cell office:value-type="float" office:value="173342139.666667" calcext:value-type="float">
            <text:p>173342139,666667</text:p>
          </table:table-cell>
          <table:table-cell office:value-type="float" office:value="108077646.333333" calcext:value-type="float">
            <text:p>108077646,333333</text:p>
          </table:table-cell>
          <table:table-cell office:value-type="float" office:value="0.471381" calcext:value-type="float">
            <text:p>0,471381</text:p>
          </table:table-cell>
          <table:table-cell office:value-type="float" office:value="116175902.666667" calcext:value-type="float">
            <text:p>116175902,666667</text:p>
          </table:table-cell>
          <table:table-cell office:value-type="float" office:value="74432527" calcext:value-type="float">
            <text:p>74432527</text:p>
          </table:table-cell>
          <table:table-cell office:value-type="float" office:value="0.37237" calcext:value-type="float">
            <text:p>0,37237</text:p>
          </table:table-cell>
          <table:table-cell office:value-type="float" office:value="86829991" calcext:value-type="float">
            <text:p>86829991</text:p>
          </table:table-cell>
          <table:table-cell office:value-type="float" office:value="55387535.3333333" calcext:value-type="float">
            <text:p>55387535,333333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VERAGE(9.707; 9.539; 9.689)" office:value-type="float" office:value="9.645" calcext:value-type="float">
            <text:p>9,645</text:p>
          </table:table-cell>
          <table:table-cell table:formula="of:=AVERAGE(6579316952; 6578421670; 6578615833)" office:value-type="float" office:value="6578784818.33333" calcext:value-type="float">
            <text:p>6578784818,33333</text:p>
          </table:table-cell>
          <table:table-cell table:formula="of:=AVERAGE(737313680; 736677361; 738380297)" office:value-type="float" office:value="737457112.666667" calcext:value-type="float">
            <text:p>737457112,666667</text:p>
          </table:table-cell>
          <table:table-cell table:formula="of:=AVERAGE(2.711; 2.662; 2.717)" office:value-type="float" office:value="2.69666666666667" calcext:value-type="float">
            <text:p>2,6966666667</text:p>
          </table:table-cell>
          <table:table-cell table:formula="of:=AVERAGE(746924334; 746961369; 749044876)" office:value-type="float" office:value="747643526.333333" calcext:value-type="float">
            <text:p>747643526,333333</text:p>
          </table:table-cell>
          <table:table-cell table:formula="of:=AVERAGE(396426678; 398378952; 400977185)" office:value-type="float" office:value="398594271.666667" calcext:value-type="float">
            <text:p>398594271,666667</text:p>
          </table:table-cell>
          <table:table-cell office:value-type="float" office:value="9.49503666666667" calcext:value-type="float">
            <text:p>9,4950366667</text:p>
          </table:table-cell>
          <table:table-cell office:value-type="float" office:value="6592442862.33333" calcext:value-type="float">
            <text:p>6592442862,33333</text:p>
          </table:table-cell>
          <table:table-cell office:value-type="float" office:value="738113778" calcext:value-type="float">
            <text:p>738113778</text:p>
          </table:table-cell>
          <table:table-cell office:value-type="float" office:value="4.30558" calcext:value-type="float">
            <text:p>4,30558</text:p>
          </table:table-cell>
          <table:table-cell office:value-type="float" office:value="3296141702" calcext:value-type="float">
            <text:p>3296141702</text:p>
          </table:table-cell>
          <table:table-cell office:value-type="float" office:value="369410597.666667" calcext:value-type="float">
            <text:p>369410597,666667</text:p>
          </table:table-cell>
          <table:table-cell office:value-type="float" office:value="2.78197" calcext:value-type="float">
            <text:p>2,78197</text:p>
          </table:table-cell>
          <table:table-cell office:value-type="float" office:value="2197503112.66667" calcext:value-type="float">
            <text:p>2197503112,66667</text:p>
          </table:table-cell>
          <table:table-cell office:value-type="float" office:value="246528758.333333" calcext:value-type="float">
            <text:p>246528758,333333</text:p>
          </table:table-cell>
          <table:table-cell office:value-type="float" office:value="2.08503333333333" calcext:value-type="float">
            <text:p>2,0850333333</text:p>
          </table:table-cell>
          <table:table-cell office:value-type="float" office:value="1648260448.33333" calcext:value-type="float">
            <text:p>1648260448,33333</text:p>
          </table:table-cell>
          <table:table-cell office:value-type="float" office:value="185471342.333333" calcext:value-type="float">
            <text:p>185471342,333333</text:p>
          </table:table-cell>
          <table:table-cell office:value-type="float" office:value="2.74216333333333" calcext:value-type="float">
            <text:p>2,7421633333</text:p>
          </table:table-cell>
          <table:table-cell office:value-type="float" office:value="749010936.666667" calcext:value-type="float">
            <text:p>749010936,666667</text:p>
          </table:table-cell>
          <table:table-cell office:value-type="float" office:value="428987752" calcext:value-type="float">
            <text:p>428987752</text:p>
          </table:table-cell>
          <table:table-cell office:value-type="float" office:value="1.41644333333333" calcext:value-type="float">
            <text:p>1,4164433333</text:p>
          </table:table-cell>
          <table:table-cell office:value-type="float" office:value="375098014.333333" calcext:value-type="float">
            <text:p>375098014,333333</text:p>
          </table:table-cell>
          <table:table-cell office:value-type="float" office:value="228675454" calcext:value-type="float">
            <text:p>228675454</text:p>
          </table:table-cell>
          <table:table-cell office:value-type="float" office:value="0.994375333333333" calcext:value-type="float">
            <text:p>0,9943753333</text:p>
          </table:table-cell>
          <table:table-cell office:value-type="float" office:value="251172798.333333" calcext:value-type="float">
            <text:p>251172798,333333</text:p>
          </table:table-cell>
          <table:table-cell office:value-type="float" office:value="158077110.333333" calcext:value-type="float">
            <text:p>158077110,333333</text:p>
          </table:table-cell>
          <table:table-cell office:value-type="float" office:value="0.786097333333333" calcext:value-type="float">
            <text:p>0,7860973333</text:p>
          </table:table-cell>
          <table:table-cell office:value-type="float" office:value="188488130" calcext:value-type="float">
            <text:p>188488130</text:p>
          </table:table-cell>
          <table:table-cell office:value-type="float" office:value="117874711.666667" calcext:value-type="float">
            <text:p>117874711,66666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AVERAGE(17.737; 17.802; 17.628)" office:value-type="float" office:value="17.7223333333333" calcext:value-type="float">
            <text:p>17,7223333333</text:p>
          </table:table-cell>
          <table:table-cell table:formula="of:=AVERAGE(11996785730; 11996096880; 11996643674)" office:value-type="float" office:value="11996508761.3333" calcext:value-type="float">
            <text:p>11996508761,3333</text:p>
          </table:table-cell>
          <table:table-cell table:formula="of:=AVERAGE(1343461845; 1343170950; 1344846657)" office:value-type="float" office:value="1343826484" calcext:value-type="float">
            <text:p>1343826484</text:p>
          </table:table-cell>
          <table:table-cell table:formula="of:=AVERAGE(5.162; 5.196; 5.204)" office:value-type="float" office:value="5.18733333333333" calcext:value-type="float">
            <text:p>5,1873333333</text:p>
          </table:table-cell>
          <table:table-cell table:formula="of:=AVERAGE(2087286867; 2088494636; 2089497935)" office:value-type="float" office:value="2088426479.33333" calcext:value-type="float">
            <text:p>2088426479,33333</text:p>
          </table:table-cell>
          <table:table-cell table:formula="of:=AVERAGE(724088339; 724499723; 725285468)" office:value-type="float" office:value="724624510" calcext:value-type="float">
            <text:p>724624510</text:p>
          </table:table-cell>
          <table:table-cell office:value-type="float" office:value="17.5636333333333" calcext:value-type="float">
            <text:p>17,5636333333</text:p>
          </table:table-cell>
          <table:table-cell office:value-type="float" office:value="12009961969.3333" calcext:value-type="float">
            <text:p>12009961969,3333</text:p>
          </table:table-cell>
          <table:table-cell office:value-type="float" office:value="1341576631.66667" calcext:value-type="float">
            <text:p>1341576631,66667</text:p>
          </table:table-cell>
          <table:table-cell office:value-type="float" office:value="7.94943" calcext:value-type="float">
            <text:p>7,94943</text:p>
          </table:table-cell>
          <table:table-cell office:value-type="float" office:value="6005886016.33333" calcext:value-type="float">
            <text:p>6005886016,33333</text:p>
          </table:table-cell>
          <table:table-cell office:value-type="float" office:value="670915854.333333" calcext:value-type="float">
            <text:p>670915854,333333</text:p>
          </table:table-cell>
          <table:table-cell office:value-type="float" office:value="5.15755666666667" calcext:value-type="float">
            <text:p>5,1575566667</text:p>
          </table:table-cell>
          <table:table-cell office:value-type="float" office:value="4008021119.33333" calcext:value-type="float">
            <text:p>4008021119,33333</text:p>
          </table:table-cell>
          <table:table-cell office:value-type="float" office:value="448554285.333333" calcext:value-type="float">
            <text:p>448554285,333333</text:p>
          </table:table-cell>
          <table:table-cell office:value-type="float" office:value="3.86953333333333" calcext:value-type="float">
            <text:p>3,8695333333</text:p>
          </table:table-cell>
          <table:table-cell office:value-type="float" office:value="3003536658.66667" calcext:value-type="float">
            <text:p>3003536658,66667</text:p>
          </table:table-cell>
          <table:table-cell office:value-type="float" office:value="337413835.666667" calcext:value-type="float">
            <text:p>337413835,666667</text:p>
          </table:table-cell>
          <table:table-cell office:value-type="float" office:value="5.00326" calcext:value-type="float">
            <text:p>5,00326</text:p>
          </table:table-cell>
          <table:table-cell office:value-type="float" office:value="2073306513" calcext:value-type="float">
            <text:p>2073306513</text:p>
          </table:table-cell>
          <table:table-cell office:value-type="float" office:value="763614706" calcext:value-type="float">
            <text:p>763614706</text:p>
          </table:table-cell>
          <table:table-cell office:value-type="float" office:value="2.66918333333333" calcext:value-type="float">
            <text:p>2,6691833333</text:p>
          </table:table-cell>
          <table:table-cell office:value-type="float" office:value="1034734009.33333" calcext:value-type="float">
            <text:p>1034734009,33333</text:p>
          </table:table-cell>
          <table:table-cell office:value-type="float" office:value="393608234.666667" calcext:value-type="float">
            <text:p>393608234,666667</text:p>
          </table:table-cell>
          <table:table-cell office:value-type="float" office:value="1.87519666666667" calcext:value-type="float">
            <text:p>1,8751966667</text:p>
          </table:table-cell>
          <table:table-cell office:value-type="float" office:value="694455596.666667" calcext:value-type="float">
            <text:p>694455596,666667</text:p>
          </table:table-cell>
          <table:table-cell office:value-type="float" office:value="275648792.333333" calcext:value-type="float">
            <text:p>275648792,333333</text:p>
          </table:table-cell>
          <table:table-cell office:value-type="float" office:value="1.47246333333333" calcext:value-type="float">
            <text:p>1,4724633333</text:p>
          </table:table-cell>
          <table:table-cell office:value-type="float" office:value="515880849.666667" calcext:value-type="float">
            <text:p>515880849,666667</text:p>
          </table:table-cell>
          <table:table-cell office:value-type="float" office:value="207589871.333333" calcext:value-type="float">
            <text:p>207589871,33333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AVERAGE(29.376; 29.286; 29.542)" office:value-type="float" office:value="29.4013333333333" calcext:value-type="float">
            <text:p>29,4013333333</text:p>
          </table:table-cell>
          <table:table-cell table:formula="of:=AVERAGE(19801179973; 19801124325; 19801249563)" office:value-type="float" office:value="19801184620.3333" calcext:value-type="float">
            <text:p>19801184620,3333</text:p>
          </table:table-cell>
          <table:table-cell table:formula="of:=AVERAGE(2223524213; 2222715998; 2226132262)" office:value-type="float" office:value="2224124157.66667" calcext:value-type="float">
            <text:p>2224124157,66667</text:p>
          </table:table-cell>
          <table:table-cell table:formula="of:=AVERAGE(8.632; 8.795; 8.618)" office:value-type="float" office:value="8.68166666666667" calcext:value-type="float">
            <text:p>8,6816666667</text:p>
          </table:table-cell>
          <table:table-cell table:formula="of:=AVERAGE(4436435034; 4436200279; 4435633466)" office:value-type="float" office:value="4436089593" calcext:value-type="float">
            <text:p>4436089593</text:p>
          </table:table-cell>
          <table:table-cell table:formula="of:=AVERAGE(1148828181; 1149275872; 1150272146)" office:value-type="float" office:value="1149458733" calcext:value-type="float">
            <text:p>1149458733</text:p>
          </table:table-cell>
          <table:table-cell office:value-type="float" office:value="29.5494333333333" calcext:value-type="float">
            <text:p>29,5494333333</text:p>
          </table:table-cell>
          <table:table-cell office:value-type="float" office:value="19814432153" calcext:value-type="float">
            <text:p>19814432153</text:p>
          </table:table-cell>
          <table:table-cell office:value-type="float" office:value="2247755377.33333" calcext:value-type="float">
            <text:p>2247755377,33333</text:p>
          </table:table-cell>
          <table:table-cell office:value-type="float" office:value="13.1669666666667" calcext:value-type="float">
            <text:p>13,1669666667</text:p>
          </table:table-cell>
          <table:table-cell office:value-type="float" office:value="9908110951.33333" calcext:value-type="float">
            <text:p>9908110951,33333</text:p>
          </table:table-cell>
          <table:table-cell office:value-type="float" office:value="1118017518.66667" calcext:value-type="float">
            <text:p>1118017518,66667</text:p>
          </table:table-cell>
          <table:table-cell office:value-type="float" office:value="8.50237" calcext:value-type="float">
            <text:p>8,50237</text:p>
          </table:table-cell>
          <table:table-cell office:value-type="float" office:value="6608470580.66667" calcext:value-type="float">
            <text:p>6608470580,66667</text:p>
          </table:table-cell>
          <table:table-cell office:value-type="float" office:value="747633504.333333" calcext:value-type="float">
            <text:p>747633504,333333</text:p>
          </table:table-cell>
          <table:table-cell office:value-type="float" office:value="6.35610333333333" calcext:value-type="float">
            <text:p>6,3561033333</text:p>
          </table:table-cell>
          <table:table-cell office:value-type="float" office:value="4954883370" calcext:value-type="float">
            <text:p>4954883370</text:p>
          </table:table-cell>
          <table:table-cell office:value-type="float" office:value="566687973.666667" calcext:value-type="float">
            <text:p>566687973,666667</text:p>
          </table:table-cell>
          <table:table-cell office:value-type="float" office:value="8.61868333333333" calcext:value-type="float">
            <text:p>8,6186833333</text:p>
          </table:table-cell>
          <table:table-cell office:value-type="float" office:value="4411002309.66667" calcext:value-type="float">
            <text:p>4411002309,66667</text:p>
          </table:table-cell>
          <table:table-cell office:value-type="float" office:value="1197176038.66667" calcext:value-type="float">
            <text:p>1197176038,66667</text:p>
          </table:table-cell>
          <table:table-cell office:value-type="float" office:value="4.60592666666667" calcext:value-type="float">
            <text:p>4,6059266667</text:p>
          </table:table-cell>
          <table:table-cell office:value-type="float" office:value="2188425129.66667" calcext:value-type="float">
            <text:p>2188425129,66667</text:p>
          </table:table-cell>
          <table:table-cell office:value-type="float" office:value="613191390.333333" calcext:value-type="float">
            <text:p>613191390,333333</text:p>
          </table:table-cell>
          <table:table-cell office:value-type="float" office:value="3.20795" calcext:value-type="float">
            <text:p>3,20795</text:p>
          </table:table-cell>
          <table:table-cell office:value-type="float" office:value="1471600026.33333" calcext:value-type="float">
            <text:p>1471600026,33333</text:p>
          </table:table-cell>
          <table:table-cell office:value-type="float" office:value="426024197.333333" calcext:value-type="float">
            <text:p>426024197,333333</text:p>
          </table:table-cell>
          <table:table-cell office:value-type="float" office:value="2.50776666666667" calcext:value-type="float">
            <text:p>2,5077666667</text:p>
          </table:table-cell>
          <table:table-cell office:value-type="float" office:value="1101793573.66667" calcext:value-type="float">
            <text:p>1101793573,66667</text:p>
          </table:table-cell>
          <table:table-cell office:value-type="float" office:value="323725808.666667" calcext:value-type="float">
            <text:p>323725808,6666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VERAGE(46.567; 46.127; 46.22)" office:value-type="float" office:value="46.3046666666667" calcext:value-type="float">
            <text:p>46,3046666667</text:p>
          </table:table-cell>
          <table:table-cell table:formula="of:=AVERAGE(30410864627; 30411183172; 30410967878)" office:value-type="float" office:value="30411005225.6667" calcext:value-type="float">
            <text:p>30411005225,6667</text:p>
          </table:table-cell>
          <table:table-cell table:formula="of:=AVERAGE(3487266744; 3447901675; 3451509098)" office:value-type="float" office:value="3462225839" calcext:value-type="float">
            <text:p>3462225839</text:p>
          </table:table-cell>
          <table:table-cell table:formula="of:=AVERAGE(13.229; 13.331; 13.25)" office:value-type="float" office:value="13.27" calcext:value-type="float">
            <text:p>13,27</text:p>
          </table:table-cell>
          <table:table-cell table:formula="of:=AVERAGE(1790731451; 1792269541; 1790197225)" office:value-type="float" office:value="1791066072.33333" calcext:value-type="float">
            <text:p>1791066072,33333</text:p>
          </table:table-cell>
          <table:table-cell table:formula="of:=AVERAGE(1790731451; 1792269541; 1790197225)" office:value-type="float" office:value="1791066072.33333" calcext:value-type="float">
            <text:p>1791066072,33333</text:p>
          </table:table-cell>
          <table:table-cell office:value-type="float" office:value="46.3393666666667" calcext:value-type="float">
            <text:p>46,3393666667</text:p>
          </table:table-cell>
          <table:table-cell office:value-type="float" office:value="30433618299.6667" calcext:value-type="float">
            <text:p>30433618299,6667</text:p>
          </table:table-cell>
          <table:table-cell office:value-type="float" office:value="3465360774.33333" calcext:value-type="float">
            <text:p>3465360774,33333</text:p>
          </table:table-cell>
          <table:table-cell office:value-type="float" office:value="20.3366666666667" calcext:value-type="float">
            <text:p>20,3366666667</text:p>
          </table:table-cell>
          <table:table-cell office:value-type="float" office:value="15218246729.6667" calcext:value-type="float">
            <text:p>15218246729,6667</text:p>
          </table:table-cell>
          <table:table-cell office:value-type="float" office:value="1721284730.66667" calcext:value-type="float">
            <text:p>1721284730,66667</text:p>
          </table:table-cell>
          <table:table-cell office:value-type="float" office:value="13.1547333333333" calcext:value-type="float">
            <text:p>13,1547333333</text:p>
          </table:table-cell>
          <table:table-cell office:value-type="float" office:value="10146002577" calcext:value-type="float">
            <text:p>10146002577</text:p>
          </table:table-cell>
          <table:table-cell office:value-type="float" office:value="1157612160.66667" calcext:value-type="float">
            <text:p>1157612160,66667</text:p>
          </table:table-cell>
          <table:table-cell office:value-type="float" office:value="9.93147" calcext:value-type="float">
            <text:p>9,93147</text:p>
          </table:table-cell>
          <table:table-cell office:value-type="float" office:value="7610078304.66667" calcext:value-type="float">
            <text:p>7610078304,66667</text:p>
          </table:table-cell>
          <table:table-cell office:value-type="float" office:value="898267252.666667" calcext:value-type="float">
            <text:p>898267252,666667</text:p>
          </table:table-cell>
          <table:table-cell office:value-type="float" office:value="13.2072666666667" calcext:value-type="float">
            <text:p>13,2072666667</text:p>
          </table:table-cell>
          <table:table-cell office:value-type="float" office:value="6811420849" calcext:value-type="float">
            <text:p>6811420849</text:p>
          </table:table-cell>
          <table:table-cell office:value-type="float" office:value="1856921687.66667" calcext:value-type="float">
            <text:p>1856921687,66667</text:p>
          </table:table-cell>
          <table:table-cell office:value-type="float" office:value="7.10255666666667" calcext:value-type="float">
            <text:p>7,1025566667</text:p>
          </table:table-cell>
          <table:table-cell office:value-type="float" office:value="3405010396.66667" calcext:value-type="float">
            <text:p>3405010396,66667</text:p>
          </table:table-cell>
          <table:table-cell office:value-type="float" office:value="941776361.333333" calcext:value-type="float">
            <text:p>941776361,333333</text:p>
          </table:table-cell>
          <table:table-cell office:value-type="float" office:value="4.91270666666667" calcext:value-type="float">
            <text:p>4,9127066667</text:p>
          </table:table-cell>
          <table:table-cell office:value-type="float" office:value="2271035976" calcext:value-type="float">
            <text:p>2271035976</text:p>
          </table:table-cell>
          <table:table-cell office:value-type="float" office:value="654957650" calcext:value-type="float">
            <text:p>654957650</text:p>
          </table:table-cell>
          <table:table-cell office:value-type="float" office:value="3.82673" calcext:value-type="float">
            <text:p>3,82673</text:p>
          </table:table-cell>
          <table:table-cell office:value-type="float" office:value="1703617208.33333" calcext:value-type="float">
            <text:p>1703617208,33333</text:p>
          </table:table-cell>
          <table:table-cell office:value-type="float" office:value="497554076.333333" calcext:value-type="float">
            <text:p>497554076,3333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  <table:table-cell table:formula="of:=AVERAGE(31.997; 31.671; 32.023)" office:value-type="float" office:value="31.897" calcext:value-type="float">
            <text:p>31,897</text:p>
          </table:table-cell>
          <table:table-cell table:formula="of:=AVERAGE(16123839614; 16124051945; 16123748157)" office:value-type="float" office:value="16123879905.3333" calcext:value-type="float">
            <text:p>16123879905,3333</text:p>
          </table:table-cell>
          <table:table-cell table:formula="of:=AVERAGE(4290425397; 4316029984; 4316839043)" office:value-type="float" office:value="4307764808" calcext:value-type="float">
            <text:p>4307764808</text:p>
          </table:table-cell>
          <table:table-cell table:number-columns-repeated="2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  <table:table-cell office:value-type="float" office:value="108.073" calcext:value-type="float">
            <text:p>108,073</text:p>
          </table:table-cell>
          <table:table-cell office:value-type="float" office:value="54284439204" calcext:value-type="float">
            <text:p>54284439204</text:p>
          </table:table-cell>
          <table:table-cell office:value-type="float" office:value="14688938805" calcext:value-type="float">
            <text:p>14688938805</text:p>
          </table:table-cell>
          <table:table-cell table:number-columns-repeated="2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  <table:table-cell office:value-type="float" office:value="257.236" calcext:value-type="float">
            <text:p>257,236</text:p>
          </table:table-cell>
          <table:table-cell office:value-type="float" office:value="128597804622" calcext:value-type="float">
            <text:p>128597804622</text:p>
          </table:table-cell>
          <table:table-cell office:value-type="float" office:value="34625484250" calcext:value-type="float">
            <text:p>34625484250</text:p>
          </table:table-cell>
          <table:table-cell table:number-columns-repeated="2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506.677" calcext:value-type="float">
            <text:p>506,677</text:p>
          </table:table-cell>
          <table:table-cell office:value-type="float" office:value="250844910325" calcext:value-type="float">
            <text:p>250844910325</text:p>
          </table:table-cell>
          <table:table-cell office:value-type="float" office:value="68017209167" calcext:value-type="float">
            <text:p>68017209167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-00-0000</text:date>, <text:time style:data-style-name="N2" text:time-value="10:23:03.688707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4:31:24.025110359</meta:creation-date>
    <dc:date>2017-02-23T11:31:24.558335573</dc:date>
    <meta:editing-duration>PT1H5M44S</meta:editing-duration>
    <meta:editing-cycles>3</meta:editing-cycles>
    <meta:generator>LibreOffice/5.1.4.2$Linux_X86_64 LibreOffice_project/10m0$Build-2</meta:generator>
    <meta:document-statistic meta:table-count="1" meta:cell-count="273" meta:object-count="0"/>
  </office:meta>
</office:document-meta>
</file>